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meta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text="urn:oasis:names:tc:opendocument:xmlns:text:1.0" xmlns:table="urn:oasis:names:tc:opendocument:xmlns:table:1.0" xmlns:style="urn:oasis:names:tc:opendocument:xmlns:style:1.0" xmlns:fo="urn:oasis:names:tc:opendocument:xmlns:xsl-fo-compatible:1.0" office:version="1.0">
  <office:body>
    <office:text>
      <text:h text:outline-level="1" text:style-name="Heading_1" text:is-list-header="true">Database calendar</text:h>
      <text:h text:outline-level="2" text:style-name="Heading_2" text:is-list-header="true">Table structure for table admin</text:h>
      <table:table table:name="admin_data">
        <table:table-column table:number-columns-repeated="6"/>
        <table:table-row>
          <table:table-cell office:value-type="string">
            <text:p>Field</text:p>
          </table:table-cell>
          <table:table-cell office:value-type="string">
            <text:p>Type</text:p>
          </table:table-cell>
          <table:table-cell office:value-type="string">
            <text:p>Null</text:p>
          </table:table-cell>
          <table:table-cell office:value-type="string">
            <text:p>Default</text:p>
          </table:table-cell>
          <table:table-cell office:value-type="string">
            <text:p>Comments</text:p>
          </table:table-cell>
          <table:table-cell office:value-type="string">
            <text:p>MIME type</text:p>
          </table:table-cell>
        </table:table-row>
        <table:table-row>
          <table:table-cell office:value-type="string">
            <text:p>username</text:p>
          </table:table-cell>
          <table:table-cell office:value-type="string">
            <text:p>varchar(20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password</text:p>
          </table:table-cell>
          <table:table-cell office:value-type="string">
            <text:p>varchar(20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</table:table>
      <text:h text:outline-level="2" text:style-name="Heading_2" text:is-list-header="true">Dumping data for table admin</text:h>
      <table:table table:name="admin_structure">
        <table:table-column table:number-columns-repeated="2"/>
        <table:table-row>
          <table:table-cell office:value-type="string">
            <text:p>username</text:p>
          </table:table-cell>
          <table:table-cell office:value-type="string">
            <text:p>password</text:p>
          </table:table-cell>
        </table:table-row>
        <table:table-row>
          <table:table-cell office:value-type="string">
            <text:p>myadmin</text:p>
          </table:table-cell>
          <table:table-cell office:value-type="string">
            <text:p>12345</text:p>
          </table:table-cell>
        </table:table-row>
      </table:table>
      <text:h text:outline-level="2" text:style-name="Heading_2" text:is-list-header="true">Table structure for table eventcalendar</text:h>
      <table:table table:name="eventcalendar_data">
        <table:table-column table:number-columns-repeated="6"/>
        <table:table-row>
          <table:table-cell office:value-type="string">
            <text:p>Field</text:p>
          </table:table-cell>
          <table:table-cell office:value-type="string">
            <text:p>Type</text:p>
          </table:table-cell>
          <table:table-cell office:value-type="string">
            <text:p>Null</text:p>
          </table:table-cell>
          <table:table-cell office:value-type="string">
            <text:p>Default</text:p>
          </table:table-cell>
          <table:table-cell office:value-type="string">
            <text:p>Comments</text:p>
          </table:table-cell>
          <table:table-cell office:value-type="string">
            <text:p>MIME type</text:p>
          </table:table-cell>
        </table:table-row>
        <table:table-row>
          <table:table-cell office:value-type="string">
            <text:p>eventid</text:p>
          </table:table-cell>
          <table:table-cell office:value-type="string">
            <text:p>varchar(10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title</text:p>
          </table:table-cell>
          <table:table-cell office:value-type="string">
            <text:p>varchar(50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eventdate</text:p>
          </table:table-cell>
          <table:table-cell office:value-type="string">
            <text:p>date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eventfor</text:p>
          </table:table-cell>
          <table:table-cell office:value-type="string">
            <text:p>char(10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eventtype</text:p>
          </table:table-cell>
          <table:table-cell office:value-type="string">
            <text:p>char(20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semester</text:p>
          </table:table-cell>
          <table:table-cell office:value-type="string">
            <text:p>char(4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dept</text:p>
          </table:table-cell>
          <table:table-cell office:value-type="string">
            <text:p>varchar(30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</table:table>
      <text:h text:outline-level="2" text:style-name="Heading_2" text:is-list-header="true">Dumping data for table eventcalendar</text:h>
      <table:table table:name="eventcalendar_structure">
        <table:table-column table:number-columns-repeated="7"/>
        <table:table-row>
          <table:table-cell office:value-type="string">
            <text:p>eventid</text:p>
          </table:table-cell>
          <table:table-cell office:value-type="string">
            <text:p>title</text:p>
          </table:table-cell>
          <table:table-cell office:value-type="string">
            <text:p>eventdate</text:p>
          </table:table-cell>
          <table:table-cell office:value-type="string">
            <text:p>eventfor</text:p>
          </table:table-cell>
          <table:table-cell office:value-type="string">
            <text:p>eventtype</text:p>
          </table:table-cell>
          <table:table-cell office:value-type="string">
            <text:p>semester</text:p>
          </table:table-cell>
          <table:table-cell office:value-type="string">
            <text:p>dept</text:p>
          </table:table-cell>
        </table:table-row>
        <table:table-row>
          <table:table-cell office:value-type="string">
            <text:p>1o</text:p>
          </table:table-cell>
          <table:table-cell office:value-type="string">
            <text:p>Pixels Audition @ PiRcube</text:p>
          </table:table-cell>
          <table:table-cell office:value-type="string">
            <text:p>2014-10-08</text:p>
          </table:table-cell>
          <table:table-cell office:value-type="string">
            <text:p>student</text:p>
          </table:table-cell>
          <table:table-cell office:value-type="string">
            <text:p>dynamic</text:p>
          </table:table-cell>
          <table:table-cell office:value-type="string">
            <text:p>Odd</text:p>
          </table:table-cell>
          <table:table-cell office:value-type="string">
            <text:p>All</text:p>
          </table:table-cell>
        </table:table-row>
        <table:table-row>
          <table:table-cell office:value-type="string">
            <text:p>2</text:p>
          </table:table-cell>
          <table:table-cell office:value-type="string">
            <text:p>Ganesh Chaturthi</text:p>
          </table:table-cell>
          <table:table-cell office:value-type="string">
            <text:p>2014-11-14</text:p>
          </table:table-cell>
          <table:table-cell office:value-type="string">
            <text:p>both</text:p>
          </table:table-cell>
          <table:table-cell office:value-type="string">
            <text:p>fixed</text:p>
          </table:table-cell>
          <table:table-cell office:value-type="string">
            <text:p>Odd</text:p>
          </table:table-cell>
          <table:table-cell office:value-type="string">
            <text:p>All</text:p>
          </table:table-cell>
        </table:table-row>
        <table:table-row>
          <table:table-cell office:value-type="string">
            <text:p>3</text:p>
          </table:table-cell>
          <table:table-cell office:value-type="string">
            <text:p>New Year</text:p>
          </table:table-cell>
          <table:table-cell office:value-type="string">
            <text:p>2015-01-01</text:p>
          </table:table-cell>
          <table:table-cell office:value-type="string">
            <text:p>both</text:p>
          </table:table-cell>
          <table:table-cell office:value-type="string">
            <text:p>national holidays</text:p>
          </table:table-cell>
          <table:table-cell office:value-type="string">
            <text:p>Even</text:p>
          </table:table-cell>
          <table:table-cell office:value-type="string">
            <text:p>All</text:p>
          </table:table-cell>
        </table:table-row>
        <table:table-row>
          <table:table-cell office:value-type="string">
            <text:p>4</text:p>
          </table:table-cell>
          <table:table-cell office:value-type="string">
            <text:p>Gandhi Jyanti</text:p>
          </table:table-cell>
          <table:table-cell office:value-type="string">
            <text:p>2014-10-02</text:p>
          </table:table-cell>
          <table:table-cell office:value-type="string">
            <text:p>both</text:p>
          </table:table-cell>
          <table:table-cell office:value-type="string">
            <text:p>national holidays</text:p>
          </table:table-cell>
          <table:table-cell office:value-type="string">
            <text:p>Odd</text:p>
          </table:table-cell>
          <table:table-cell office:value-type="string">
            <text:p>All</text:p>
          </table:table-cell>
        </table:table-row>
        <table:table-row>
          <table:table-cell office:value-type="string">
            <text:p>5</text:p>
          </table:table-cell>
          <table:table-cell office:value-type="string">
            <text:p>treasure hunt</text:p>
          </table:table-cell>
          <table:table-cell office:value-type="string">
            <text:p>2014-09-17</text:p>
          </table:table-cell>
          <table:table-cell office:value-type="string">
            <text:p>student</text:p>
          </table:table-cell>
          <table:table-cell office:value-type="string">
            <text:p>dynamic</text:p>
          </table:table-cell>
          <table:table-cell office:value-type="string">
            <text:p>Odd</text:p>
          </table:table-cell>
          <table:table-cell office:value-type="string">
            <text:p>B.C.A</text:p>
          </table:table-cell>
        </table:table-row>
        <table:table-row>
          <table:table-cell office:value-type="string">
            <text:p>6</text:p>
          </table:table-cell>
          <table:table-cell office:value-type="string">
            <text:p>Farewel</text:p>
          </table:table-cell>
          <table:table-cell office:value-type="string">
            <text:p>2014-09-19</text:p>
          </table:table-cell>
          <table:table-cell office:value-type="string">
            <text:p>faculty</text:p>
          </table:table-cell>
          <table:table-cell office:value-type="string">
            <text:p>dynamic</text:p>
          </table:table-cell>
          <table:table-cell office:value-type="string">
            <text:p>Odd</text:p>
          </table:table-cell>
          <table:table-cell office:value-type="string">
            <text:p>B.C.A,B.B.M,M.C.A</text:p>
          </table:table-cell>
        </table:table-row>
        <table:table-row>
          <table:table-cell office:value-type="string">
            <text:p>7</text:p>
          </table:table-cell>
          <table:table-cell office:value-type="string">
            <text:p>EWD @ MRD</text:p>
          </table:table-cell>
          <table:table-cell office:value-type="string">
            <text:p>2014-09-20</text:p>
          </table:table-cell>
          <table:table-cell office:value-type="string">
            <text:p>student</text:p>
          </table:table-cell>
          <table:table-cell office:value-type="string">
            <text:p>dynamic</text:p>
          </table:table-cell>
          <table:table-cell office:value-type="string">
            <text:p>Odd</text:p>
          </table:table-cell>
          <table:table-cell office:value-type="string">
            <text:p>M.B.A</text:p>
          </table:table-cell>
        </table:table-row>
        <table:table-row>
          <table:table-cell office:value-type="string">
            <text:p>8</text:p>
          </table:table-cell>
          <table:table-cell office:value-type="string">
            <text:p>Swimming selection @ Cricket Ground</text:p>
          </table:table-cell>
          <table:table-cell office:value-type="string">
            <text:p>2015-02-13</text:p>
          </table:table-cell>
          <table:table-cell office:value-type="string">
            <text:p>student</text:p>
          </table:table-cell>
          <table:table-cell office:value-type="string">
            <text:p>dynamic</text:p>
          </table:table-cell>
          <table:table-cell office:value-type="string">
            <text:p>Even</text:p>
          </table:table-cell>
          <table:table-cell office:value-type="string">
            <text:p>B.C.A,M.C.A</text:p>
          </table:table-cell>
        </table:table-row>
      </table:table>
      <text:h text:outline-level="2" text:style-name="Heading_2" text:is-list-header="true">Table structure for table feedback</text:h>
      <table:table table:name="feedback_data">
        <table:table-column table:number-columns-repeated="6"/>
        <table:table-row>
          <table:table-cell office:value-type="string">
            <text:p>Field</text:p>
          </table:table-cell>
          <table:table-cell office:value-type="string">
            <text:p>Type</text:p>
          </table:table-cell>
          <table:table-cell office:value-type="string">
            <text:p>Null</text:p>
          </table:table-cell>
          <table:table-cell office:value-type="string">
            <text:p>Default</text:p>
          </table:table-cell>
          <table:table-cell office:value-type="string">
            <text:p>Comments</text:p>
          </table:table-cell>
          <table:table-cell office:value-type="string">
            <text:p>MIME type</text:p>
          </table:table-cell>
        </table:table-row>
        <table:table-row>
          <table:table-cell office:value-type="string">
            <text:p>sno</text:p>
          </table:table-cell>
          <table:table-cell office:value-type="string">
            <text:p>int(11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q1</text:p>
          </table:table-cell>
          <table:table-cell office:value-type="string">
            <text:p>varchar(5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q2</text:p>
          </table:table-cell>
          <table:table-cell office:value-type="string">
            <text:p>varchar(5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q3</text:p>
          </table:table-cell>
          <table:table-cell office:value-type="string">
            <text:p>varchar(5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q4</text:p>
          </table:table-cell>
          <table:table-cell office:value-type="string">
            <text:p>varchar(5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q5</text:p>
          </table:table-cell>
          <table:table-cell office:value-type="string">
            <text:p>varchar(5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q6</text:p>
          </table:table-cell>
          <table:table-cell office:value-type="string">
            <text:p>varchar(5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q7</text:p>
          </table:table-cell>
          <table:table-cell office:value-type="string">
            <text:p>varchar(5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dept</text:p>
          </table:table-cell>
          <table:table-cell office:value-type="string">
            <text:p>varchar(10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total</text:p>
          </table:table-cell>
          <table:table-cell office:value-type="string">
            <text:p>int(3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</table:table>
      <text:h text:outline-level="2" text:style-name="Heading_2" text:is-list-header="true">Dumping data for table feedback</text:h>
      <table:table table:name="feedback_structure">
        <table:table-column table:number-columns-repeated="10"/>
        <table:table-row>
          <table:table-cell office:value-type="string">
            <text:p>sno</text:p>
          </table:table-cell>
          <table:table-cell office:value-type="string">
            <text:p>q1</text:p>
          </table:table-cell>
          <table:table-cell office:value-type="string">
            <text:p>q2</text:p>
          </table:table-cell>
          <table:table-cell office:value-type="string">
            <text:p>q3</text:p>
          </table:table-cell>
          <table:table-cell office:value-type="string">
            <text:p>q4</text:p>
          </table:table-cell>
          <table:table-cell office:value-type="string">
            <text:p>q5</text:p>
          </table:table-cell>
          <table:table-cell office:value-type="string">
            <text:p>q6</text:p>
          </table:table-cell>
          <table:table-cell office:value-type="string">
            <text:p>q7</text:p>
          </table:table-cell>
          <table:table-cell office:value-type="string">
            <text:p>dept</text:p>
          </table:table-cell>
          <table:table-cell office:value-type="string">
            <text:p>total</text:p>
          </table:table-cell>
        </table:table-row>
        <table:table-row>
          <table:table-cell office:value-type="float" office:value="63">
            <text:p>63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B.C.A</text:p>
          </table:table-cell>
          <table:table-cell office:value-type="float" office:value="5">
            <text:p>5</text:p>
          </table:table-cell>
        </table:table-row>
        <table:table-row>
          <table:table-cell office:value-type="float" office:value="62">
            <text:p>62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B.C.A</text:p>
          </table:table-cell>
          <table:table-cell office:value-type="float" office:value="5">
            <text:p>5</text:p>
          </table:table-cell>
        </table:table-row>
        <table:table-row>
          <table:table-cell office:value-type="float" office:value="61">
            <text:p>61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No</text:p>
          </table:table-cell>
          <table:table-cell office:value-type="string">
            <text:p>No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B.C.A</text:p>
          </table:table-cell>
          <table:table-cell office:value-type="float" office:value="2">
            <text:p>2</text:p>
          </table:table-cell>
        </table:table-row>
        <table:table-row>
          <table:table-cell office:value-type="float" office:value="60">
            <text:p>60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B.C.A</text:p>
          </table:table-cell>
          <table:table-cell office:value-type="float" office:value="5">
            <text:p>5</text:p>
          </table:table-cell>
        </table:table-row>
        <table:table-row>
          <table:table-cell office:value-type="float" office:value="59">
            <text:p>59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no</text:p>
          </table:table-cell>
          <table:table-cell office:value-type="string">
            <text:p>yes</text:p>
          </table:table-cell>
          <table:table-cell office:value-type="string">
            <text:p>M.B.A</text:p>
          </table:table-cell>
          <table:table-cell office:value-type="float" office:value="4">
            <text:p>4</text:p>
          </table:table-cell>
        </table:table-row>
        <table:table-row>
          <table:table-cell office:value-type="float" office:value="58">
            <text:p>58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Yes</text:p>
          </table:table-cell>
          <table:table-cell office:value-type="string">
            <text:p>B.C.A</text:p>
          </table:table-cell>
          <table:table-cell office:value-type="float" office:value="7">
            <text:p>7</text:p>
          </table:table-cell>
        </table:table-row>
      </table:table>
      <text:h text:outline-level="2" text:style-name="Heading_2" text:is-list-header="true">Table structure for table login</text:h>
      <table:table table:name="login_data">
        <table:table-column table:number-columns-repeated="6"/>
        <table:table-row>
          <table:table-cell office:value-type="string">
            <text:p>Field</text:p>
          </table:table-cell>
          <table:table-cell office:value-type="string">
            <text:p>Type</text:p>
          </table:table-cell>
          <table:table-cell office:value-type="string">
            <text:p>Null</text:p>
          </table:table-cell>
          <table:table-cell office:value-type="string">
            <text:p>Default</text:p>
          </table:table-cell>
          <table:table-cell office:value-type="string">
            <text:p>Comments</text:p>
          </table:table-cell>
          <table:table-cell office:value-type="string">
            <text:p>MIME type</text:p>
          </table:table-cell>
        </table:table-row>
        <table:table-row>
          <table:table-cell office:value-type="string">
            <text:p>firstname</text:p>
          </table:table-cell>
          <table:table-cell office:value-type="string">
            <text:p>varchar(20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lastname</text:p>
          </table:table-cell>
          <table:table-cell office:value-type="string">
            <text:p>varchar(20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usn</text:p>
          </table:table-cell>
          <table:table-cell office:value-type="string">
            <text:p>varchar(12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department</text:p>
          </table:table-cell>
          <table:table-cell office:value-type="string">
            <text:p>varchar(20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username</text:p>
          </table:table-cell>
          <table:table-cell office:value-type="string">
            <text:p>varchar(30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password</text:p>
          </table:table-cell>
          <table:table-cell office:value-type="string">
            <text:p>varchar(30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type</text:p>
          </table:table-cell>
          <table:table-cell office:value-type="string">
            <text:p>varchar(10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</table:table>
      <text:h text:outline-level="2" text:style-name="Heading_2" text:is-list-header="true">Dumping data for table login</text:h>
      <table:table table:name="login_structure">
        <table:table-column table:number-columns-repeated="7"/>
        <table:table-row>
          <table:table-cell office:value-type="string">
            <text:p>firstname</text:p>
          </table:table-cell>
          <table:table-cell office:value-type="string">
            <text:p>lastname</text:p>
          </table:table-cell>
          <table:table-cell office:value-type="string">
            <text:p>usn</text:p>
          </table:table-cell>
          <table:table-cell office:value-type="string">
            <text:p>department</text:p>
          </table:table-cell>
          <table:table-cell office:value-type="string">
            <text:p>username</text:p>
          </table:table-cell>
          <table:table-cell office:value-type="string">
            <text:p>password</text:p>
          </table:table-cell>
          <table:table-cell office:value-type="string">
            <text:p>type</text:p>
          </table:table-cell>
        </table:table-row>
        <table:table-row>
          <table:table-cell office:value-type="string">
            <text:p>Harish</text:p>
          </table:table-cell>
          <table:table-cell office:value-type="string">
            <text:p>Das</text:p>
          </table:table-cell>
          <table:table-cell office:value-type="string">
            <text:p>78tbca7890</text:p>
          </table:table-cell>
          <table:table-cell office:value-type="string">
            <text:p>M.B.A</text:p>
          </table:table-cell>
          <table:table-cell office:value-type="string">
            <text:p>12345harish</text:p>
          </table:table-cell>
          <table:table-cell office:value-type="string">
            <text:p>harish12</text:p>
          </table:table-cell>
          <table:table-cell office:value-type="string">
            <text:p>Teacher</text:p>
          </table:table-cell>
        </table:table-row>
        <table:table-row>
          <table:table-cell office:value-type="string">
            <text:p>Rahul</text:p>
          </table:table-cell>
          <table:table-cell office:value-type="string">
            <text:p>Verma</text:p>
          </table:table-cell>
          <table:table-cell office:value-type="string">
            <text:p>14MCA5001</text:p>
          </table:table-cell>
          <table:table-cell office:value-type="string">
            <text:p>M.C.A</text:p>
          </table:table-cell>
          <table:table-cell office:value-type="string">
            <text:p>rahul78</text:p>
          </table:table-cell>
          <table:table-cell office:value-type="string">
            <text:p>rahul12</text:p>
          </table:table-cell>
          <table:table-cell office:value-type="string">
            <text:p>Student</text:p>
          </table:table-cell>
        </table:table-row>
        <table:table-row>
          <table:table-cell office:value-type="string">
            <text:p>Gaurav</text:p>
          </table:table-cell>
          <table:table-cell office:value-type="string">
            <text:p>Verma</text:p>
          </table:table-cell>
          <table:table-cell office:value-type="string">
            <text:p>12BMSB6100</text:p>
          </table:table-cell>
          <table:table-cell office:value-type="string">
            <text:p>B.C.A</text:p>
          </table:table-cell>
          <table:table-cell office:value-type="string">
            <text:p>vermag</text:p>
          </table:table-cell>
          <table:table-cell office:value-type="string">
            <text:p>123456</text:p>
          </table:table-cell>
          <table:table-cell office:value-type="string">
            <text:p>Student</text:p>
          </table:table-cell>
        </table:table-row>
        <table:table-row>
          <table:table-cell office:value-type="string">
            <text:p>mukund</text:p>
          </table:table-cell>
          <table:table-cell office:value-type="string">
            <text:p>ajmera</text:p>
          </table:table-cell>
          <table:table-cell office:value-type="string">
            <text:p>13bmsb6079</text:p>
          </table:table-cell>
          <table:table-cell office:value-type="string">
            <text:p>B.B.M</text:p>
          </table:table-cell>
          <table:table-cell office:value-type="string">
            <text:p>mukund1234566</text:p>
          </table:table-cell>
          <table:table-cell office:value-type="string">
            <text:p>123456</text:p>
          </table:table-cell>
          <table:table-cell office:value-type="string">
            <text:p>Teacher</text:p>
          </table:table-cell>
        </table:table-row>
        <table:table-row>
          <table:table-cell office:value-type="string">
            <text:p>Arjun</text:p>
          </table:table-cell>
          <table:table-cell office:value-type="string">
            <text:p>Tiwari</text:p>
          </table:table-cell>
          <table:table-cell office:value-type="string">
            <text:p>12BMSB6017</text:p>
          </table:table-cell>
          <table:table-cell office:value-type="string">
            <text:p>B.C.A</text:p>
          </table:table-cell>
          <table:table-cell office:value-type="string">
            <text:p>arjun12</text:p>
          </table:table-cell>
          <table:table-cell office:value-type="string">
            <text:p>arjun78</text:p>
          </table:table-cell>
          <table:table-cell office:value-type="string">
            <text:p>Student</text:p>
          </table:table-cell>
        </table:table-row>
        <table:table-row>
          <table:table-cell office:value-type="string">
            <text:p>Gaurav </text:p>
          </table:table-cell>
          <table:table-cell office:value-type="string">
            <text:p>Verma</text:p>
          </table:table-cell>
          <table:table-cell office:value-type="string">
            <text:p>12BMSB6036</text:p>
          </table:table-cell>
          <table:table-cell office:value-type="string">
            <text:p>B.C.A</text:p>
          </table:table-cell>
          <table:table-cell office:value-type="string">
            <text:p>gaurav123</text:p>
          </table:table-cell>
          <table:table-cell office:value-type="string">
            <text:p>123456</text:p>
          </table:table-cell>
          <table:table-cell office:value-type="string">
            <text:p>Student</text:p>
          </table:table-cell>
        </table:table-row>
        <table:table-row>
          <table:table-cell office:value-type="string">
            <text:p>Bharat</text:p>
          </table:table-cell>
          <table:table-cell office:value-type="string">
            <text:p>g</text:p>
          </table:table-cell>
          <table:table-cell office:value-type="string">
            <text:p>12bmsb6013</text:p>
          </table:table-cell>
          <table:table-cell office:value-type="string">
            <text:p>B.B.M</text:p>
          </table:table-cell>
          <table:table-cell office:value-type="string">
            <text:p>bhrat23</text:p>
          </table:table-cell>
          <table:table-cell office:value-type="string">
            <text:p>12345</text:p>
          </table:table-cell>
          <table:table-cell office:value-type="string">
            <text:p>Student</text:p>
          </table:table-cell>
        </table:table-row>
        <table:table-row>
          <table:table-cell office:value-type="string">
            <text:p>santosh</text:p>
          </table:table-cell>
          <table:table-cell office:value-type="string">
            <text:p>Katti</text:p>
          </table:table-cell>
          <table:table-cell office:value-type="string">
            <text:p>12BMSB6015</text:p>
          </table:table-cell>
          <table:table-cell office:value-type="string">
            <text:p>B.C.A</text:p>
          </table:table-cell>
          <table:table-cell office:value-type="string">
            <text:p>santosh</text:p>
          </table:table-cell>
          <table:table-cell office:value-type="string">
            <text:p>123</text:p>
          </table:table-cell>
          <table:table-cell office:value-type="string">
            <text:p>Teacher</text:p>
          </table:table-cell>
        </table:table-row>
        <table:table-row>
          <table:table-cell office:value-type="string">
            <text:p>Sidhanta</text:p>
          </table:table-cell>
          <table:table-cell office:value-type="string">
            <text:p>Sahoo</text:p>
          </table:table-cell>
          <table:table-cell office:value-type="string">
            <text:p>45MBAT5001</text:p>
          </table:table-cell>
          <table:table-cell office:value-type="string">
            <text:p>M.C.A</text:p>
          </table:table-cell>
          <table:table-cell office:value-type="string">
            <text:p>ipsraj786</text:p>
          </table:table-cell>
          <table:table-cell office:value-type="string">
            <text:p>123456</text:p>
          </table:table-cell>
          <table:table-cell office:value-type="string">
            <text:p>Teacher</text:p>
          </table:table-cell>
        </table:table-row>
        <table:table-row>
          <table:table-cell office:value-type="string">
            <text:p>indrajeet</text:p>
          </table:table-cell>
          <table:table-cell office:value-type="string">
            <text:p>Kashyap</text:p>
          </table:table-cell>
          <table:table-cell office:value-type="string">
            <text:p>13BMSB6038</text:p>
          </table:table-cell>
          <table:table-cell office:value-type="string">
            <text:p>B.C.A</text:p>
          </table:table-cell>
          <table:table-cell office:value-type="string">
            <text:p>indrajeet</text:p>
          </table:table-cell>
          <table:table-cell office:value-type="string">
            <text:p>123456</text:p>
          </table:table-cell>
          <table:table-cell office:value-type="string">
            <text:p>Student</text:p>
          </table:table-cell>
        </table:table-row>
      </table:table>
      <text:h text:outline-level="2" text:style-name="Heading_2" text:is-list-header="true">Table structure for table suggestion</text:h>
      <table:table table:name="suggestion_data">
        <table:table-column table:number-columns-repeated="6"/>
        <table:table-row>
          <table:table-cell office:value-type="string">
            <text:p>Field</text:p>
          </table:table-cell>
          <table:table-cell office:value-type="string">
            <text:p>Type</text:p>
          </table:table-cell>
          <table:table-cell office:value-type="string">
            <text:p>Null</text:p>
          </table:table-cell>
          <table:table-cell office:value-type="string">
            <text:p>Default</text:p>
          </table:table-cell>
          <table:table-cell office:value-type="string">
            <text:p>Comments</text:p>
          </table:table-cell>
          <table:table-cell office:value-type="string">
            <text:p>MIME type</text:p>
          </table:table-cell>
        </table:table-row>
        <table:table-row>
          <table:table-cell office:value-type="string">
            <text:p>sno</text:p>
          </table:table-cell>
          <table:table-cell office:value-type="string">
            <text:p>int(11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suggestion</text:p>
          </table:table-cell>
          <table:table-cell office:value-type="string">
            <text:p>longtext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  <table:table-row>
          <table:table-cell office:value-type="string">
            <text:p>dept</text:p>
          </table:table-cell>
          <table:table-cell office:value-type="string">
            <text:p>varchar(10)</text:p>
          </table:table-cell>
          <table:table-cell office:value-type="string">
            <text:p>No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</table:table-row>
      </table:table>
      <text:h text:outline-level="2" text:style-name="Heading_2" text:is-list-header="true">Dumping data for table suggestion</text:h>
      <table:table table:name="suggestion_structure">
        <table:table-column table:number-columns-repeated="3"/>
        <table:table-row>
          <table:table-cell office:value-type="string">
            <text:p>sno</text:p>
          </table:table-cell>
          <table:table-cell office:value-type="string">
            <text:p>suggestion</text:p>
          </table:table-cell>
          <table:table-cell office:value-type="string">
            <text:p>dept</text:p>
          </table:table-cell>
        </table:table-row>
        <table:table-row>
          <table:table-cell office:value-type="float" office:value="19">
            <text:p>19</text:p>
          </table:table-cell>
          <table:table-cell office:value-type="string">
            <text:p> 
we want to book an event for MCA on 6th Oct</text:p>
          </table:table-cell>
          <table:table-cell office:value-type="string">
            <text:p>M.C.A</text:p>
          </table:table-cell>
        </table:table-row>
        <table:table-row>
          <table:table-cell office:value-type="float" office:value="18">
            <text:p>18</text:p>
          </table:table-cell>
          <table:table-cell office:value-type="string">
            <text:p>i m mca</text:p>
          </table:table-cell>
          <table:table-cell office:value-type="string">
            <text:p>M.C.A</text:p>
          </table:table-cell>
        </table:table-row>
      </table:table>
    </office:text>
  </office:body>
</office:document-content>
</file>

<file path=styles.xml><?xml version="1.0" encoding="UTF-8"?><office:document-styles xmlns:office="urn:oasis:names:tc:opendocument:xmlns:office:1.0" xmlns:text="urn:oasis:names:tc:opendocument:xmlns:text:1.0" xmlns:table="urn:oasis:names:tc:opendocument:xmlns:table:1.0" xmlns:style="urn:oasis:names:tc:opendocument:xmlns:style:1.0" xmlns:fo="urn:oasis:names:tc:opendocument:xmlns:xsl-fo-compatible:1.0" office:version="1.0"><office:font-face-decls><style:font-face style:name="Arial Unicode MS" svg:font-family="'Arial Unicode MS'" style:font-pitch="variable"/><style:font-face style:name="DejaVu Sans1" svg:font-family="'DejaVu Sans'" style:font-pitch="variable"/><style:font-face style:name="HG Mincho Light J" svg:font-family="'HG Mincho Light J'" style:font-pitch="variable"/><style:font-face style:name="DejaVu Serif" svg:font-family="'DejaVu Serif'" style:font-family-generic="roman" style:font-pitch="variable"/><style:font-face style:name="Thorndale" svg:font-family="Thorndale" style:font-family-generic="roman" style:font-pitch="variable"/><style:font-face style:name="DejaVu Sans" svg:font-family="'DejaVu Sans'" style:font-family-generic="swiss" style:font-pitch="variable"/></office:font-face-decls><office:styles><style:default-style style:family="paragraph"><style:paragraph-properties fo:hyphenation-ladder-count="no-limit" style:text-autospace="ideograph-alpha" style:punctuation-wrap="hanging" style:line-break="strict" style:tab-stop-distance="0.4925in" style:writing-mode="page"/><style:text-properties style:use-window-font-color="true" style:font-name="DejaVu Serif" fo:font-size="12pt" fo:language="en" fo:country="US" style:font-name-asian="DejaVu Sans1" style:font-size-asian="12pt" style:language-asian="none" style:country-asian="none" style:font-name-complex="DejaVu Sans1" style:font-size-complex="12pt" style:language-complex="none" style:country-complex="none" fo:hyphenate="false" fo:hyphenation-remain-char-count="2" fo:hyphenation-push-char-count="2"/></style:default-style><style:style style:name="Standard" style:family="paragraph" style:class="text"/><style:style style:name="Text_body" style:display-name="Text body" style:family="paragraph" style:parent-style-name="Standard" style:class="text"><style:paragraph-properties fo:margin-top="0in" fo:margin-bottom="0.0835in"/></style:style><style:style style:name="Heading" style:family="paragraph" style:parent-style-name="Standard" style:next-style-name="Text_body" style:class="text"><style:paragraph-properties fo:margin-top="0.1665in" fo:margin-bottom="0.0835in" fo:keep-with-next="always"/><style:text-properties style:font-name="DejaVu Sans" fo:font-size="14pt" style:font-name-asian="DejaVu Sans1" style:font-size-asian="14pt" style:font-name-complex="DejaVu Sans1" style:font-size-complex="14pt"/></style:style><style:style style:name="Heading_1" style:display-name="Heading 1" style:family="paragraph" style:parent-style-name="Heading" style:next-style-name="Text_body" style:class="text" style:default-outline-level="1"><style:text-properties style:font-name="Thorndale" fo:font-size="24pt" fo:font-weight="bold" style:font-name-asian="HG Mincho Light J" style:font-size-asian="24pt" style:font-weight-asian="bold" style:font-name-complex="Arial Unicode MS" style:font-size-complex="24pt" style:font-weight-complex="bold"/></style:style><style:style style:name="Heading_2" style:display-name="Heading 2" style:family="paragraph" style:parent-style-name="Heading" style:next-style-name="Text_body" style:class="text" style:default-outline-level="2"><style:text-properties style:font-name="DejaVu Serif" fo:font-size="18pt" fo:font-weight="bold" style:font-name-asian="DejaVu Sans1" style:font-size-asian="18pt" style:font-weight-asian="bold" style:font-name-complex="DejaVu Sans1" style:font-size-complex="18pt" style:font-weight-complex="bold"/></style:style></office:styles><office:automatic-styles><style:page-layout style:name="pm1"><style:page-layout-properties fo:page-width="8.2673in" fo:page-height="11.6925in" style:num-format="1" style:print-orientation="portrait" fo:margin-top="1in" fo:margin-bottom="1in" fo:margin-left="1.25in" fo:margin-right="1.25in" style:writing-mode="lr-tb" style:footnote-max-height="0in"><style:footnote-sep style:width="0.0071in" style:distance-before-sep="0.0398in" style:distance-after-sep="0.0398in" style:adjustment="left" style:rel-width="25%" style:color="#000000"/></style:page-layout-properties><style:header-style/><style:footer-style/></style:page-layout></office:automatic-styles><office:master-styles><style:master-page style:name="Standard" style:page-layout-name="pm1"/></office:master-styles></office:document-styles>
</file>

<file path=meta.xml><?xml version="1.0" encoding="utf-8"?>
<office:document-meta xmlns:office="urn:oasis:names:tc:opendocument:xmlns:office:1.0" xmlns:meta="urn:oasis:names:tc:opendocument:xmlns:meta:1.0" office:version="1.0">
  <office:meta>
    <meta:generator>phpMyAdmin 3.2.0.1</meta:generator>
    <meta:initial-creator>phpMyAdmin 3.2.0.1</meta:initial-creator>
    <meta:creation-date>2014-09-20T11:12:34</meta:creation-date>
  </office:meta>
</office:document-meta>
</file>